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2000000258476891C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20pt"/>
    </style:style>
    <style:style style:name="P2" style:family="paragraph">
      <style:paragraph-properties fo:line-height="150%"/>
      <style:text-properties style:font-name="Arial" fo:font-size="32pt" fo:text-shadow="1pt 1pt" fo:font-weight="bold" style:font-size-asian="32pt" style:font-weight-asian="bold" style:font-size-complex="32pt" style:font-weight-complex="bold"/>
    </style:style>
    <style:style style:name="P3" style:family="paragraph">
      <style:paragraph-properties fo:line-height="150%"/>
      <style:text-properties style:font-name="Arial" fo:font-size="32pt" style:font-size-asian="32pt" style:font-size-complex="32pt"/>
    </style:style>
    <style:style style:name="P4" style:family="paragraph">
      <style:text-properties style:font-name="Arial" fo:font-size="32pt" style:font-size-asian="32pt" style:font-size-complex="32pt"/>
    </style:style>
    <style:style style:name="T1" style:family="text">
      <style:text-properties style:font-name="Arial" fo:font-size="28pt" fo:font-style="italic" fo:text-shadow="1pt 1pt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2" style:family="text">
      <style:text-properties style:font-name="Arial" fo:font-size="28pt" fo:text-shadow="1pt 1pt" fo:font-weight="bold" style:font-size-asian="28pt" style:font-weight-asian="bold" style:font-size-complex="28pt" style:font-weight-complex="bold"/>
    </style:style>
    <style:style style:name="T3" style:family="text">
      <style:text-properties style:font-name="Arial" fo:font-size="18pt" fo:text-shadow="1pt 1pt" fo:font-weight="bold" style:font-size-asian="18pt" style:font-weight-asian="bold" style:font-size-complex="18pt" style:font-weight-complex="bold"/>
    </style:style>
    <style:style style:name="T4" style:family="text">
      <style:text-properties style:font-name="Arial" fo:font-size="32pt" fo:text-shadow="1pt 1pt" fo:font-weight="bold" style:font-size-asian="32pt" style:font-weight-asian="bold" style:font-size-complex="32pt" style:font-weight-complex="bold"/>
    </style:style>
    <style:style style:name="T5" style:family="text">
      <style:text-properties style:font-name="Arial" fo:font-size="31pt" fo:text-shadow="1pt 1pt" fo:font-weight="bold" style:font-size-asian="31pt" style:font-weight-asian="bold" style:font-size-complex="3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layer="layout" svg:width="24.638cm" svg:height="1.377cm" svg:x="1.778cm" svg:y="1.778cm">
          <draw:text-box>
            <text:p><text:span text:style-name="T1">Epistle Reading:</text:span> <text:span text:style-name="T2">Romans 11:33 – 12: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5.146cm" svg:height="9.048cm" svg:x="1.524cm" svg:y="1.27cm">
          <draw:text-box>
            <text:p text:style-name="P2"><text:span text:style-name="T3">33</text:span><text:span text:style-name="T4"> God's riches, wisdom, and knowledge are so deep that it is impossible to explain his decisions or to understand his ways. <text:s/></text:span><text:span text:style-name="T3">34</text:span><text:span text:style-name="T4"> "Who knows how the Lord thinks? Who can become his adviser?"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25.146cm" svg:height="7.163cm" svg:x="1.524cm" svg:y="1.27cm">
          <draw:text-box>
            <text:p text:style-name="P2"><text:span text:style-name="T3"><text:s/></text:span><text:span text:style-name="T3">35</text:span><text:span text:style-name="T4"> Who gave the Lord something which the Lord must pay back? <text:s/></text:span><text:span text:style-name="T3">36</text:span><text:span text:style-name="T4"> Everything is from him and by him and for him. Glory belongs to him forever! Amen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4" draw:layer="layout" svg:width="25.146cm" svg:height="10.933cm" svg:x="1.524cm" svg:y="1.27cm">
          <draw:text-box>
            <text:p text:style-name="P3"><text:span text:style-name="T3">1</text:span><text:span text:style-name="T4"> Brothers and sisters, in view of all we have just shared about God's compassion, I encourage you to offer your bodies as living sacrifices, dedicated to God and pleasing to him. This kind of worship is appropriate for you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4" draw:layer="layout" svg:width="25.146cm" svg:height="9.048cm" svg:x="1.524cm" svg:y="1.27cm">
          <draw:text-box>
            <text:p text:style-name="P3"><text:span text:style-name="T3">2</text:span><text:span text:style-name="T4"> Don't become like the people of this world. Instead, change the way you think. Then you will always be able to determine what God really wants--what is good, pleasing, and perfec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4" draw:layer="layout" svg:width="25.4cm" svg:height="10.933cm" svg:x="1.27cm" svg:y="1.27cm">
          <draw:text-box>
            <text:p text:style-name="P3"><text:span text:style-name="T3">3</text:span><text:span text:style-name="T4"> Because of the kindness that </text:span><text:span text:style-name="T5">God has shown</text:span><text:span text:style-name="T4"> me, I ask you not to think of yourselves more highly than you should. </text:span><text:span text:style-name="T5">Instead, your</text:span><text:span text:style-name="T4"> thoughts should lead you to use good judgment based on what God has given each of you as believer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3" draw:layer="layout" svg:width="25.4cm" svg:height="9.048cm" svg:x="1.27cm" svg:y="1.27cm">
          <draw:text-box>
            <text:p text:style-name="P3"><text:span text:style-name="T3">4</text:span><text:span text:style-name="T4"> Our bodies have many parts, but these parts don't all do the same thing. <text:s/></text:span><text:span text:style-name="T3">5</text:span><text:span text:style-name="T4"> In the same way, even though we are many individuals, Christ makes us one body and individuals who are connected to each oth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3" draw:layer="layout" svg:width="25.4cm" svg:height="9.048cm" svg:x="1.27cm" svg:y="1.27cm">
          <draw:text-box>
            <text:p text:style-name="P3"><text:span text:style-name="T3">6</text:span><text:span text:style-name="T4"> God in his kindness gave each </text:span><text:span text:style-name="T5">of us different</text:span><text:span text:style-name="T4"> gifts. If your gift is speaking God's </text:span><text:span text:style-name="T5">word, make</text:span><text:span text:style-name="T4"> sure what you say agrees with the Christian faith. <text:s/></text:span><text:span text:style-name="T3">7</text:span><text:span text:style-name="T4"> If your gift is serving, then devote yourself to serv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3" draw:layer="layout" svg:width="25.4cm" svg:height="10.933cm" svg:x="1.27cm" svg:y="1.27cm">
          <draw:text-box>
            <text:p text:style-name="P3"><text:span text:style-name="T4">If it is teaching, devote yourself to teaching. <text:s text:c="3"/></text:span><text:span text:style-name="T3">8</text:span><text:span text:style-name="T4"> If it is encouraging others, devote yourself to giving encouragement. If it is sharing, be generous. If it is leadership, lead enthusiastically. If it is helping people in need, help them cheerfull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32000000258476891C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8-23T14:55:17.014000000</meta:creation-date>
    <dc:date>2014-08-23T15:11:55.342000000</dc:date>
    <dc:creator>Arthur Hoch</dc:creator>
    <meta:editing-duration>PT6M26S</meta:editing-duration>
    <meta:editing-cycles>2</meta:editing-cycles>
    <meta:generator>LibreOffice/4.2.5.2$Windows_x86 LibreOffice_project/61cb170a04bb1f12e77c884eab9192be736ec5f5</meta:generator>
    <meta:document-statistic meta:object-count="48"/>
  </office:meta>
</office:document-meta>
</file>